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nsolas1" svg:font-family="Consolas" style:font-adornments="Обычный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ahnschrift Condensed" svg:font-family="'Bahnschrift Condensed'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Roboto Medium" svg:font-family="'Roboto Medium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Roboto Condensed1" svg:font-family="'Roboto Condensed'" style:font-family-generic="system" style:font-pitch="variable"/>
    <style:font-face style:name="Roboto Light" svg:font-family="'Roboto Light'" style:font-family-generic="system" style:font-pitch="variable"/>
    <style:font-face style:name="Roboto Medium1" svg:font-family="'Roboto Medium'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_5f_text" style:master-page-name="Standard">
      <style:paragraph-properties style:page-number="auto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Настройк изображения можно закрыть.</text:p>
      <text:p text:style-name="_5f_text">Процессоров 2. Будет быстро рвботвть</text:p>
      <text:p text:style-name="_5f_text">Размер диска можено расширить динамически. Как уменьшить не ясно.</text:p>
      <text:p text:style-name="_5f_heading_5f_1">Перенос<text:span text:style-name="T1"> </text:span>файлов на <text:span text:style-name="T1">Hyper-v</text:span></text:p>
      <text:p text:style-name="_5f_text">Служба интеграции включить гостевые службы.</text:p>
      <text:p text:style-name="_5f_text">Запускать команды из-под Админа.</text:p>
      <text:p text:style-name="_5f_text">Само не может стирать, если файл уже есть.</text:p>
      <text:p text:style-name="_5f_text">Copy-VMFile -Name “Имя виртуальной машины” -SourcePath ?Путь к\файлу\который\хотим перенести? -DestinationPath ?Путь к\папке на виртуальной машине\куда хотим\положить файл? <text:s/>-CreateFullPath -FileSource Host</text:p>
      <text:p text:style-name="_5f_text">Пример:</text:p>
      <text:p text:style-name="_5f_text">Copy-VMFile -Name 10 -SourcePath d:\1.zip -DestinationPath c:\load <text:s/>-CreateFullPath -FileSource Host</text:p>
      <text:p text:style-name="_5f_text"/>
      <text:p text:style-name="_5f_text"/>
      <text:p text:style-name="_5f_text">Создание копии <text:span text:style-name="T1">VM</text:span></text:p>
      <text:p text:style-name="_5f_text"><text:bookmark text:name="_GoBack"/></text:p>
      <text:p text:style-name="_5f_text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nsolas1" svg:font-family="Consolas" style:font-adornments="Обычный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ahnschrift Condensed" svg:font-family="'Bahnschrift Condensed'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Roboto Medium" svg:font-family="'Roboto Medium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Roboto Condensed1" svg:font-family="'Roboto Condensed'" style:font-family-generic="system" style:font-pitch="variable"/>
    <style:font-face style:name="Roboto Light" svg:font-family="'Roboto Light'" style:font-family-generic="system" style:font-pitch="variable"/>
    <style:font-face style:name="Roboto Medium1" svg:font-family="'Roboto Medium'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1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1" fo:font-family="Calibri" style:font-style-name="Курсив" style:font-family-generic="swiss" style:font-pitch="variable" fo:font-size="9pt" fo:language="none" fo:country="none" fo:font-style="italic" fo:font-weight="normal"/>
    </style:style>
    <style:style style:name="Default_20_Paragraph_20_Font" style:display-name="Default Paragraph Font" style:family="text"/>
    <style:style style:name="_5f_EMPHASIS" style:display-name="_EMPHASIS" style:family="text">
      <style:text-properties fo:color="#000000" loext:opacity="100%" style:font-name="Calibri" fo:font-family="Calibri" style:font-family-generic="roman" style:font-pitch="variable" fo:font-size="11pt" fo:letter-spacing="normal" fo:font-style="normal" style:text-underline-style="none" fo:font-weight="bold" fo:background-color="#deeaf6" style:font-size-asian="11pt" style:font-style-asian="normal" style:font-weight-asian="bold" style:font-name-complex="Roboto Slab" style:font-family-complex="'Roboto Slab'" style:font-family-generic-complex="system" style:font-pitch-complex="variable" style:text-scale="100%" loext:padding="0cm" loext:border="none" loext:shadow="none"/>
    </style:style>
    <style:style style:name="_5f_ROOT" style:display-name="_ROOT" style:family="text">
      <style:text-properties style:font-name="Roboto" fo:font-family="Roboto" style:font-family-generic="roman" style:font-pitch="variable" fo:font-size="12pt" fo:font-weight="normal" style:font-name-asian="Roboto1" style:font-family-asian="Roboto" style:font-family-generic-asian="system" style:font-pitch-asian="variable" style:font-size-asian="12pt" style:font-weight-asian="normal" style:font-name-complex="Roboto1" style:font-family-complex="Roboto" style:font-family-generic-complex="system" style:font-pitch-complex="variable"/>
    </style:style>
    <style:style style:name="_5f_LOOK" style:display-name="_LOOK" style:family="text" style:parent-style-name="_5f_ROOT">
      <style:text-properties fo:color="#000000" loext:opacity="100%" style:font-name="Roboto" fo:font-family="Roboto" style:font-family-generic="roman" style:font-pitch="variable" fo:font-size="11pt" fo:font-style="normal" style:text-underline-style="none" fo:font-weight="bold" style:font-name-asian="Roboto1" style:font-family-asian="Roboto" style:font-family-generic-asian="system" style:font-pitch-asian="variable" style:font-size-asian="11pt" style:font-style-asian="normal" style:font-weight-asian="bold" style:font-name-complex="Roboto1" style:font-family-complex="Roboto" style:font-family-generic-complex="system" style:font-pitch-complex="variable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0pt" fo:language="zxx" fo:country="none" fo:font-weight="bold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26</meta:editing-cycles>
    <meta:print-date>1970-01-01T03:00:00</meta:print-date>
    <meta:creation-date>2020-05-01T18:23:00</meta:creation-date>
    <dc:date>2020-10-20T22:28:42.646000000</dc:date>
    <meta:editing-duration>PT5H51M58S</meta:editing-duration>
    <meta:generator>LibreOffice/7.0.1.2$Windows_X86_64 LibreOffice_project/7cbcfc562f6eb6708b5ff7d7397325de9e764452</meta:generator>
    <meta:document-statistic meta:table-count="0" meta:image-count="0" meta:object-count="0" meta:page-count="1" meta:paragraph-count="11" meta:word-count="73" meta:character-count="608" meta:non-whitespace-character-count="544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